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2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3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4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MCD MAGASIN</text:span></text:p>
      <text:p text:style-name="Normal">TypeArticle(<text:span text:style-name="T3">CodeT</text:span>,NomT,#CodeF)</text:p>
      <text:p text:style-name="Normal">Article(<text:span text:style-name="T4">CodeA</text:span>,NomA,Prix,#CodeT)</text:p>
      <text:p text:style-name="Normal">TicketCaisse(<text:span text:style-name="T5">NumT</text:span>,Date,Heure,Total)</text:p>
      <text:p text:style-name="Normal">Contient(<text:span text:style-name="T6">Code</text:span>,#CodeA,#NumT)</text:p>
      <text:p text:style-name="Normal">_____________________________________________________</text:p>
      <text:p text:style-name="P7">MCD ECOLE</text:p>
      <text:p text:style-name="Normal">Enfant(<text:span text:style-name="T8">NuméroSS</text:span>,NomENF,Prénom,#CodeEcole,#CodePostal)</text:p>
      <text:p text:style-name="Normal">Ecole(<text:span text:style-name="T9">CodeEcole</text:span>,NomEC,#CodePostal)</text:p>
      <text:p text:style-name="Normal">Commune(<text:span text:style-name="T10">CodePostal</text:span>,NomC)</text:p>
      <text:p text:style-name="Normal">_______________________________________________________</text:p>
      <text:p text:style-name="P11">MCD REPRESENTANT</text:p>
      <text:p text:style-name="Normal">TypeProduit(<text:span text:style-name="T12">CodeP</text:span>,NomP,#Matricule)</text:p>
      <text:p text:style-name="Normal">Representant(<text:span text:style-name="T13">Matricule</text:span>,NomR,Prénom,#CodeP)</text:p>
      <text:p text:style-name="Normal">NoteDeFrais(<text:span text:style-name="T14">NumN</text:span>,Total,#Matricule)</text:p>
      <text:p text:style-name="Normal">Frais(<text:span text:style-name="T15">NumF</text:span>,TYpeF,Montant)</text:p>
      <text:p text:style-name="Normal">Note_De_Frai(<text:span text:style-name="T16">NumN</text:span>,Total)</text:p>
      <text:p text:style-name="Normal">Contient(<text:span text:style-name="T17">Code</text:span>,<text:span text:style-name="T18">#</text:span>NumF,#NumN)</text:p>
      <text:p text:style-name="Normal">_________________________________________________________</text:p>
      <text:p text:style-name="P19">MCD BDVOL</text:p>
      <text:p text:style-name="Normal">Avion(<text:span text:style-name="T20">NumeroA</text:span>,Constructeur,Modèl,#NomC)</text:p>
      <text:p text:style-name="Normal">Compagnie(<text:span text:style-name="T21">NomC</text:span>)</text:p>
      <text:p text:style-name="Normal">Vol(<text:span text:style-name="T22">NumeroV</text:span>,Jour,HeureDépart,HeureDarrivée,PlacesLibres,#NuméroA<text:s/>,#nomA)</text:p>
      <text:p text:style-name="Normal">Personnel(<text:span text:style-name="T23">NomPE</text:span>,Fonction,#NomC)</text:p>
      <text:p text:style-name="Normal">Passager(<text:span text:style-name="T24">NomPA</text:span>)</text:p>
      <text:p text:style-name="Normal">aéroport(<text:span text:style-name="T25">NomA</text:span>,#NomV)</text:p>
      <text:p text:style-name="Normal">S’occupe_du(<text:span text:style-name="T26">Code,</text:span><text:span text:style-name="T27">#</text:span>NomPE,#NuméroV)</text:p>
      <text:p text:style-name="P28">A_Réservé(<text:span text:style-name="T29">Code</text:span>,#NomPA,#NumeroV)</text:p>
      <text:p text:style-name="Normal">Voyageur(<text:span text:style-name="T30">NumPers</text:span>,Nom,Prenom,DateNaissance,PermisB,NumPermis<text:span text:style-name="T31">,#NumDept,#TypeHotel,#ClasseVoyage</text:span>)</text:p>
      <text:p text:style-name="Normal">Bénéficier(<text:span text:style-name="T32">Code</text:span>,#NumPers,#NumTypeCarte)</text:p>
      <text:p text:style-name="Normal">TypeCarte(<text:span text:style-name="T33">NumTypeCarte</text:span>,NomCarte,#CodeCie)</text:p>
      <text:soft-page-break/>
      <text:p text:style-name="P34">Compagnie(<text:span text:style-name="T35">CodeCie</text:span>,NomCie)</text:p>
      <text:p text:style-name="Normal"/>
      <text:p text:style-name="Normal">SECTEUR(<text:span text:style-name="T36">CodeSecteur</text:span>,NomResponsable,TelResponsable)</text:p>
      <text:p text:style-name="Normal">RESTAURANT(<text:span text:style-name="T37">NoRestaurant,</text:span>NomRestaurant,AdresseRestaurant,TelRestaurant,#CodeSecteur,#MatAgent)</text:p>
      <text:p text:style-name="Normal">AGENT-R(<text:span text:style-name="T38">MatAgent</text:span>,NomAgent,AdresseAgent,TelAgent,<text:span text:style-name="T39">#NoRestaurant</text:span>)</text:p>
      <text:p text:style-name="P40">ECOLE(<text:span text:style-name="T41">CodeEcole</text:span>,NomEcole,AdresseEcole,TelEcole,#<text:span text:style-name="T42">NoRestaurant</text:span>)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rélie Boutillier</meta:initial-creator>
    <dc:creator>Aurélie Boutillier</dc:creator>
    <meta:creation-date>2021-03-22T13:06:00Z</meta:creation-date>
    <dc:date>2021-03-23T12:34:00Z</dc:date>
    <meta:template xlink:href="Normal.dotm" xlink:type="simple"/>
    <meta:editing-cycles>3</meta:editing-cycles>
    <meta:editing-duration>PT3720S</meta:editing-duration>
    <meta:document-statistic meta:page-count="2" meta:paragraph-count="2" meta:word-count="213" meta:character-count="1387" meta:row-count="9" meta:non-whitespace-character-count="1176"/>
  </office:meta>
</office:document-meta>
</file>